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3" style:family="table">
      <style:table-properties style:width="13.09cm" style:rel-width="100%" fo:margin-top="0cm" fo:margin-bottom="0cm" table:align="center" style:writing-mode="page"/>
    </style:style>
    <style:style style:name="Таблица3.A" style:family="table-column">
      <style:table-column-properties style:column-width="13.09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203cm" fo:padding-right="0.203cm" fo:padding-top="0.381cm" fo:padding-bottom="0.381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956cm" table:align="right"/>
    </style:style>
    <style:style style:name="Таблица2.A" style:family="table-column">
      <style:table-column-properties style:column-width="4.209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58cm"/>
    </style:style>
    <style:style style:name="Таблица2.D" style:family="table-column">
      <style:table-column-properties style:column-width="4.256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56cm" table:align="right"/>
    </style:style>
    <style:style style:name="Таблица4.A" style:family="table-column">
      <style:table-column-properties style:column-width="4.209cm"/>
    </style:style>
    <style:style style:name="Таблица4.B" style:family="table-column">
      <style:table-column-properties style:column-width="4.233cm"/>
    </style:style>
    <style:style style:name="Таблица4.C" style:family="table-column">
      <style:table-column-properties style:column-width="4.258cm"/>
    </style:style>
    <style:style style:name="Таблица4.D" style:family="table-column">
      <style:table-column-properties style:column-width="4.256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paragraph-rsid="000bf050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bf050" style:font-size-asian="14pt" style:font-name-complex="Times New Roman1" style:font-size-complex="14pt"/>
    </style:style>
    <style:style style:name="P3" style:family="paragraph" style:parent-style-name="Standard">
      <style:text-properties style:font-name="Tempora LGC Uni" officeooo:rsid="000a3070" officeooo:paragraph-rsid="000a3070"/>
    </style:style>
    <style:style style:name="P4" style:family="paragraph" style:parent-style-name="Standard">
      <style:paragraph-properties fo:break-before="page"/>
      <style:text-properties style:font-name="Tempora LGC Uni" officeooo:rsid="000a3070" officeooo:paragraph-rsid="000a3070"/>
    </style:style>
    <style:style style:name="P5" style:family="paragraph" style:parent-style-name="Table_20_Contents">
      <style:text-properties style:font-name="Tempora LGC Uni"/>
    </style:style>
    <style:style style:name="P6" style:family="paragraph" style:parent-style-name="Table_20_Contents">
      <style:text-properties style:font-name="Tempora LGC Uni" officeooo:paragraph-rsid="000a3070"/>
    </style:style>
    <style:style style:name="P7" style:family="paragraph" style:parent-style-name="Standard">
      <style:text-properties officeooo:paragraph-rsid="000a3070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P10" style:family="paragraph" style:parent-style-name="No_20_Spacing">
      <style:text-properties fo:color="#4472c4" loext:opacity="100%">
        <loext:char-complex-color loext:theme-type="accent1" loext:color-type="theme"/>
      </style:text-properties>
    </style:style>
    <style:style style:name="P11" style:family="paragraph" style:parent-style-name="Frame_20_contents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Frame_20_contents">
      <style:paragraph-properties fo:margin-top="0cm" fo:margin-bottom="0cm" style:contextual-spacing="false" fo:line-height="100%"/>
    </style:style>
    <style:style style:name="P13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officeooo:paragraph-rsid="000bf050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f050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officeooo:paragraph-rsid="000bf050" style:font-size-asian="18pt" style:font-name-complex="Times New Roman1" style:font-size-complex="18pt"/>
    </style:style>
    <style:style style:name="P16" style:family="paragraph" style:parent-style-name="Standard">
      <style:paragraph-properties fo:text-align="center" style:justify-single-word="false"/>
      <style:text-properties officeooo:paragraph-rsid="000bf050"/>
    </style:style>
    <style:style style:name="P17" style:family="paragraph" style:parent-style-name="Standard">
      <style:text-properties officeooo:paragraph-rsid="000bf050"/>
    </style:style>
    <style:style style:name="P18" style:family="paragraph" style:parent-style-name="Standard" style:list-style-name="L1">
      <style:text-properties style:font-name="Tempora LGC Uni" officeooo:rsid="000a3070" officeooo:paragraph-rsid="000a3070"/>
    </style:style>
    <style:style style:name="P19" style:family="paragraph" style:parent-style-name="Standard" style:list-style-name="L2">
      <style:text-properties style:font-name="Tempora LGC Uni" officeooo:rsid="000a3070" officeooo:paragraph-rsid="000a3070"/>
    </style:style>
    <style:style style:name="P20" style:family="paragraph" style:parent-style-name="Standard" style:list-style-name="L3">
      <style:text-properties style:font-name="Tempora LGC Uni" officeooo:rsid="000a3070" officeooo:paragraph-rsid="000a3070"/>
    </style:style>
    <style:style style:name="P21" style:family="paragraph" style:parent-style-name="Standard" style:list-style-name="L4">
      <style:text-properties style:font-name="Tempora LGC Uni" officeooo:rsid="000a3070" officeooo:paragraph-rsid="000a3070"/>
    </style:style>
    <style:style style:name="P22" style:family="paragraph" style:parent-style-name="Standard" style:list-style-name="L5">
      <style:text-properties style:font-name="Tempora LGC Uni" officeooo:rsid="000a3070" officeooo:paragraph-rsid="000a3070"/>
    </style:style>
    <style:style style:name="P23" style:family="paragraph" style:parent-style-name="Standard" style:list-style-name="L6">
      <style:text-properties style:font-name="Tempora LGC Uni" officeooo:rsid="000a3070" officeooo:paragraph-rsid="000a3070"/>
    </style:style>
    <style:style style:name="P24" style:family="paragraph" style:parent-style-name="Table_20_Contents">
      <style:text-properties officeooo:rsid="0014957d" officeooo:paragraph-rsid="0014957d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NewRomanPSMT" fo:font-size="14pt" style:font-size-asian="14pt" style:font-name-complex="TimesNewRomanPSMT1" style:font-size-complex="14pt"/>
    </style:style>
    <style:style style:name="T4" style:family="text">
      <style:text-properties fo:color="#4472c4" loext:opacity="100%">
        <loext:char-complex-color loext:theme-type="accent1" loext:color-type="theme"/>
      </style:text-properties>
    </style:style>
    <style:style style:name="T5" style:family="text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svg:stroke-color="#ffffff" draw:stroke-linejoin="miter" draw:fill="solid" draw:fill-color="#ffffff" draw:textarea-vertical-align="top" draw:auto-grow-height="false" fo:min-height="5.463cm" fo:min-width="7.467cm" fo:padding-top="0.127cm" fo:padding-bottom="0.127cm" fo:padding-left="0.254cm" fo:padding-right="0.254cm" fo:wrap-option="wrap" loext:decorative="false" fo:margin-left="0cm" fo:margin-right="0.335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bookmark text:name="_Hlk198573727"/><text:span text:style-name="T1">Федеральное государственное бюджетное образовательное учреждение</text:span></text:p>
      <text:p text:style-name="P14" loext:marker-style-name="T1"><text:span text:style-name="T1">среднего образования</text:span></text:p>
      <text:p text:style-name="P14" loext:marker-style-name="T1"><text:span text:style-name="T1">«Ростовский государственный экономический университет (РИНХ)»</text:span></text:p>
      <text:p text:style-name="P2">Финансово-экономический колледж</text:p>
      <text:p text:style-name="P15" loext:marker-style-name="T2"><text:bookmark text:name="_GoBack"/></text:p>
      <text:p text:style-name="P16" loext:marker-style-name="T2"><draw:frame draw:style-name="fr1" draw:name="Врезка1" text:anchor-type="paragraph" svg:width="13.09cm" style:rel-width="77%" draw:z-index="0" loext:may-break-between-pages="true"><draw:text-box fo:min-height="0.041cm"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8" loext:marker-style-name="T1"><text:text-input text:description="">Ростов-на-Дону, 2025г</text:text-input></text:p><text:p text:style-name="P9" loext:marker-style-name="T5"/><text:p text:style-name="P10" loext:marker-style-name="T4"/></table:table-cell></table:table-row></table:table></draw:text-box></draw:frame><text:span text:style-name="T2">Практическая работа</text:span></text:p>
      <text:p text:style-name="P1"><draw:custom-shape text:anchor-type="char" draw:z-index="1" draw:name="Надпись 1" draw:style-name="gr3" draw:text-style-name="P25" svg:width="7.974cm" svg:height="5.716cm" svg:x="0cm" svg:y="0.928cm"><text:p text:style-name="Frame_20_contents" loext:marker-style-name="T1"><text:span text:style-name="T1">Студентки</text:span></text:p><text:p text:style-name="P11" loext:marker-style-name="T1"/><text:p text:style-name="P11" loext:marker-style-name="T1"/><text:p text:style-name="P11" loext:marker-style-name="T1"/><text:p text:style-name="P11" loext:marker-style-name="T1"/><text:p text:style-name="Frame_20_contents" loext:marker-style-name="T1"><text:span text:style-name="T1">Обучающейся по специальност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3"><draw:custom-shape text:anchor-type="char" draw:z-index="3" draw:name="Надпись 2" draw:style-name="gr1" draw:text-style-name="P25" svg:width="8.573cm" svg:height="4.795cm" svg:x="8.109cm" svg:y="0.023cm"><text:p text:style-name="P12" loext:marker-style-name="T1"><text:span text:style-name="T1">Перель Камиллы Александровны</text:span></text:p><text:p text:style-name="P12" loext:marker-style-name="T1"><text:span text:style-name="T1">1 курса очной формы обучения</text:span></text:p><text:p text:style-name="P12" loext:marker-style-name="T1"><text:span text:style-name="T1">по программе подготовки специалистов</text:span></text:p><text:p text:style-name="P12" loext:marker-style-name="T1"><text:span text:style-name="T1">среднего звена на базе среднего</text:span></text:p><text:p text:style-name="Frame_20_contents" loext:marker-style-name="T1"><text:span text:style-name="T1">образования,</text:span></text:p><text:p text:style-name="P12" loext:marker-style-name="T1"><text:span text:style-name="T1">01.09.24 Информационные системы и</text:span></text:p><text:p text:style-name="Frame_20_contents" loext:marker-style-name="T1"><text:span text:style-name="T1">программирова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Надпись 3" draw:style-name="gr2" draw:text-style-name="P25" svg:width="6.599cm" svg:height="0.819cm" svg:x="7.872cm" svg:y="6.011cm"><text:p text:style-name="Frame_20_contents" loext:marker-style-name="T1"><text:span text:style-name="T1">Журавлёв Д.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Руководитель курсовой работы</text:span><text:span text:style-name="T3">: <text:s text:c="20"/></text:span></text:p>
      <text:p text:style-name="P4">Задание №1</text:p>
      <text:p text:style-name="P3">Объекты:</text:p>
      <text:list text:style-name="L1">
        <text:list-item>
          <text:p text:style-name="P18">Microsoft Office 365</text:p>
        </text:list-item>
        <text:list-item>
          <text:p text:style-name="P18">Goggle Workspace</text:p>
        </text:list-item>
        <text:list-item>
          <text:p text:style-name="P18">LibreOffice</text:p>
        </text:list-item>
      </text:list>
      <text:p text:style-name="P3">Критерии сравнения: </text:p>
      <text:list text:style-name="L2">
        <text:list-item>
          <text:p text:style-name="P19">Совместимость форматов</text:p>
        </text:list-item>
        <text:list-item>
          <text:p text:style-name="P19">Стоимость лицензии </text:p>
        </text:list-item>
        <text:list-item>
          <text:p text:style-name="P19">Совместное редактирование </text:p>
        </text:list-item>
        <text:list-item>
          <text:p text:style-name="P19">Поддержка скриптов</text:p>
        </text:list-item>
        <text:list-item>
          <text:p text:style-name="P19">Мобильная функциональность </text:p>
        </text:list-item>
        <text:list-item>
          <text:p text:style-name="P19">Шаблоны документов</text:p>
        </text:list-item>
        <text:list-item>
          <text:p text:style-name="P19">Интеграция с облаком</text:p>
        </text:list-item>
        <text:list-item>
          <text:p text:style-name="P19">Оффлайн-доступ</text:p>
        </text:list-item>
        <text:list-item>
          <text:p text:style-name="P19">ИИ-функции</text:p>
        </text:list-item>
        <text:list-item>
          <text:p text:style-name="P19">История версий</text:p>
        </text:list-item>
      </text:list>
      <text:p text:style-name="P3">Результат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">Критерии</text:p>
          </table:table-cell>
          <table:table-cell table:style-name="Таблица1.A1" office:value-type="string">
            <text:p text:style-name="P5">Microsoft Office 365</text:p>
          </table:table-cell>
          <table:table-cell table:style-name="Таблица1.A1" office:value-type="string">
            <text:p text:style-name="P5">Goggle Workspace</text:p>
          </table:table-cell>
          <table:table-cell table:style-name="Таблица1.D1" office:value-type="string">
            <text:p text:style-name="P5">LibreOffice</text:p>
          </table:table-cell>
        </table:table-row>
        <table:table-row>
          <table:table-cell table:style-name="Таблица1.A2" office:value-type="string">
            <text:p text:style-name="P5">Совместимость форматов</text:p>
          </table:table-cell>
          <table:table-cell table:style-name="Таблица1.A2" office:value-type="string">
            <text:p text:style-name="P5">Полная</text:p>
          </table:table-cell>
          <table:table-cell table:style-name="Таблица1.A2" office:value-type="string">
            <text:p text:style-name="P5">Есть небольшие проблемы с ODT</text:p>
          </table:table-cell>
          <table:table-cell table:style-name="Таблица1.D2" office:value-type="string">
            <text:p text:style-name="P5">Ограниченная поддержка Docx</text:p>
          </table:table-cell>
        </table:table-row>
        <table:table-row>
          <table:table-cell table:style-name="Таблица1.A2" office:value-type="string">
            <text:p text:style-name="P5">Стоимость лицензии</text:p>
          </table:table-cell>
          <table:table-cell table:style-name="Таблица1.A2" office:value-type="string">
            <text:p text:style-name="P5">Платная подписка</text:p>
          </table:table-cell>
          <table:table-cell table:style-name="Таблица1.A2" office:value-type="string">
            <text:p text:style-name="P5">Бесплатно (есть платная подписка)</text:p>
          </table:table-cell>
          <table:table-cell table:style-name="Таблица1.D2" office:value-type="string">
            <text:p text:style-name="P5">Бесплатно</text:p>
          </table:table-cell>
        </table:table-row>
        <table:table-row>
          <table:table-cell table:style-name="Таблица1.A2" office:value-type="string">
            <text:p text:style-name="P5">Совместное редактирование</text:p>
          </table:table-cell>
          <table:table-cell table:style-name="Таблица1.A2" office:value-type="string">
            <text:p text:style-name="P5">Teams интеграция</text:p>
          </table:table-cell>
          <table:table-cell table:style-name="Таблица1.A2" office:value-type="string">
            <text:p text:style-name="P5">Google Docs</text:p>
          </table:table-cell>
          <table:table-cell table:style-name="Таблица1.D2" office:value-type="string">
            <text:p text:style-name="P5">Нет (локально)</text:p>
          </table:table-cell>
        </table:table-row>
        <table:table-row>
          <table:table-cell table:style-name="Таблица1.A2" office:value-type="string">
            <text:p text:style-name="P5">Поддержка скриптов</text:p>
          </table:table-cell>
          <table:table-cell table:style-name="Таблица1.A2" office:value-type="string">
            <text:p text:style-name="P5">VBA, Power Automate</text:p>
          </table:table-cell>
          <table:table-cell table:style-name="Таблица1.A2" office:value-type="string">
            <text:p text:style-name="P5">Google Apps Script</text:p>
          </table:table-cell>
          <table:table-cell table:style-name="Таблица1.D2" office:value-type="string">
            <text:p text:style-name="P5">Python</text:p>
          </table:table-cell>
        </table:table-row>
        <table:table-row>
          <table:table-cell table:style-name="Таблица1.A2" office:value-type="string">
            <text:p text:style-name="P5">Мобильная функциональность</text:p>
          </table:table-cell>
          <table:table-cell table:style-name="Таблица1.A2" office:value-type="string">
            <text:p text:style-name="P5">Оффлайн-режим</text:p>
          </table:table-cell>
          <table:table-cell table:style-name="Таблица1.A2" office:value-type="string">
            <text:p text:style-name="P5">Онлайн</text:p>
          </table:table-cell>
          <table:table-cell table:style-name="Таблица1.D2" office:value-type="string">
            <text:p text:style-name="P5">Нет</text:p>
          </table:table-cell>
        </table:table-row>
        <table:table-row>
          <table:table-cell table:style-name="Таблица1.A2" office:value-type="string">
            <text:p text:style-name="P5">Шаблоны документов</text:p>
          </table:table-cell>
          <table:table-cell table:style-name="Таблица1.A2" office:value-type="string">
            <text:p text:style-name="P5">1000+</text:p>
          </table:table-cell>
          <table:table-cell table:style-name="Таблица1.A2" office:value-type="string">
            <text:p text:style-name="P5">500+</text:p>
          </table:table-cell>
          <table:table-cell table:style-name="Таблица1.D2" office:value-type="string">
            <text:p text:style-name="P5">200+</text:p>
          </table:table-cell>
        </table:table-row>
        <table:table-row>
          <table:table-cell table:style-name="Таблица1.A2" office:value-type="string">
            <text:p text:style-name="P5">Интеграция с облаком</text:p>
          </table:table-cell>
          <table:table-cell table:style-name="Таблица1.A2" office:value-type="string">
            <text:p text:style-name="P5">OneDrive, SharePoint</text:p>
          </table:table-cell>
          <table:table-cell table:style-name="Таблица1.A2" office:value-type="string">
            <text:p text:style-name="P5">Google Drive</text:p>
          </table:table-cell>
          <table:table-cell table:style-name="Таблица1.D2" office:value-type="string">
            <text:p text:style-name="P5">Нет (локальное хранение)</text:p>
          </table:table-cell>
        </table:table-row>
        <table:table-row>
          <table:table-cell table:style-name="Таблица1.A2" office:value-type="string">
            <text:p text:style-name="P5">Оффлайн-доступ</text:p>
          </table:table-cell>
          <table:table-cell table:style-name="Таблица1.A2" office:value-type="string">
            <text:p text:style-name="P5">Да</text:p>
          </table:table-cell>
          <table:table-cell table:style-name="Таблица1.A2" office:value-type="string">
            <text:p text:style-name="P5">Да (ограниченный)</text:p>
          </table:table-cell>
          <table:table-cell table:style-name="Таблица1.D2" office:value-type="string">
            <text:p text:style-name="P5">Да</text:p>
          </table:table-cell>
        </table:table-row>
        <table:table-row>
          <table:table-cell table:style-name="Таблица1.A2" office:value-type="string">
            <text:p text:style-name="P5">ИИ-функции</text:p>
          </table:table-cell>
          <table:table-cell table:style-name="Таблица1.A2" office:value-type="string">
            <text:p text:style-name="P5">Copilot</text:p>
          </table:table-cell>
          <table:table-cell table:style-name="Таблица1.A2" office:value-type="string">
            <text:p text:style-name="P5">Duet AI</text:p>
          </table:table-cell>
          <table:table-cell table:style-name="Таблица1.D2" office:value-type="string">
            <text:p text:style-name="P5">нет</text:p>
          </table:table-cell>
        </table:table-row>
        <table:table-row>
          <table:table-cell table:style-name="Таблица1.A2" office:value-type="string">
            <text:p text:style-name="P5">История версий</text:p>
          </table:table-cell>
          <table:table-cell table:style-name="Таблица1.A2" office:value-type="string">
            <text:p text:style-name="P5">30 дней</text:p>
          </table:table-cell>
          <table:table-cell table:style-name="Таблица1.A2" office:value-type="string">
            <text:p text:style-name="P5">Неограниченно</text:p>
          </table:table-cell>
          <table:table-cell table:style-name="Таблица1.D2" office:value-type="string">
            <text:p text:style-name="P5">10 версий</text:p>
          </table:table-cell>
        </table:table-row>
      </table:table>
      <text:p text:style-name="P3"/>
      <text:p text:style-name="P3">Задание №2</text:p>
      <text:p text:style-name="P3">Объекты:</text:p>
      <text:list text:style-name="L3">
        <text:list-item>
          <text:p text:style-name="P20">Google Chrome</text:p>
        </text:list-item>
        <text:list-item>
          <text:p text:style-name="P20">Mozilla Firefox</text:p>
        </text:list-item>
        <text:list-item>
          <text:p text:style-name="P20">Microsoft Edge</text:p>
        </text:list-item>
      </text:list>
      <text:p text:style-name="P3">Критерии сравнения:</text:p>
      <text:list text:style-name="L4">
        <text:list-item>
          <text:p text:style-name="P21">Потребление RAM</text:p>
        </text:list-item>
        <text:list-item>
          <text:p text:style-name="P21">Энергоэффективность</text:p>
        </text:list-item>
        <text:list-item>
          <text:p text:style-name="P21">Скорость запуска</text:p>
        </text:list-item>
        <text:list-item>
          <text:p text:style-name="P21">Наличие расширений</text:p>
        </text:list-item>
        <text:list-item>
          <text:p text:style-name="P21">Межплатформенная синхронизация</text:p>
        </text:list-item>
        <text:list-item>
          <text:p text:style-name="P21">Блокировка рекламы</text:p>
        </text:list-item>
        <text:list-item>
          <text:p text:style-name="P21"><text:soft-page-break/>Конфиденциальность</text:p>
        </text:list-item>
        <text:list-item>
          <text:p text:style-name="P21">Встроенные инструменты</text:p>
        </text:list-item>
        <text:list-item>
          <text:p text:style-name="P21">Режим чтения</text:p>
        </text:list-item>
        <text:list-item>
          <text:p text:style-name="P21">Обновления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Критерии</text:p>
          </table:table-cell>
          <table:table-cell table:style-name="Таблица2.A1" office:value-type="string">
            <text:p text:style-name="P5">Google Chrome</text:p>
          </table:table-cell>
          <table:table-cell table:style-name="Таблица2.A1" office:value-type="string">
            <text:p text:style-name="P5">Mozilla Firefox</text:p>
          </table:table-cell>
          <table:table-cell table:style-name="Таблица2.D1" office:value-type="string">
            <text:p text:style-name="P5">Microsoft Edge</text:p>
          </table:table-cell>
        </table:table-row>
        <table:table-row>
          <table:table-cell table:style-name="Таблица2.A2" office:value-type="string">
            <text:p text:style-name="P5">Потребление RAM</text:p>
          </table:table-cell>
          <table:table-cell table:style-name="Таблица2.A2" office:value-type="string">
            <text:p text:style-name="P5">~1.5 ГБ</text:p>
          </table:table-cell>
          <table:table-cell table:style-name="Таблица2.A2" office:value-type="string">
            <text:p text:style-name="P5">~1.2 ГБ</text:p>
          </table:table-cell>
          <table:table-cell table:style-name="Таблица2.D2" office:value-type="string">
            <text:p text:style-name="P5">~1.3 ГБ</text:p>
          </table:table-cell>
        </table:table-row>
        <table:table-row>
          <table:table-cell table:style-name="Таблица2.A2" office:value-type="string">
            <text:p text:style-name="P5">Энергоэффективность</text:p>
          </table:table-cell>
          <table:table-cell table:style-name="Таблица2.A2" office:value-type="string">
            <text:p text:style-name="P5">5%</text:p>
          </table:table-cell>
          <table:table-cell table:style-name="Таблица2.A2" office:value-type="string">
            <text:p text:style-name="P5">3%</text:p>
          </table:table-cell>
          <table:table-cell table:style-name="Таблица2.D2" office:value-type="string">
            <text:p text:style-name="P5">4%</text:p>
          </table:table-cell>
        </table:table-row>
        <table:table-row>
          <table:table-cell table:style-name="Таблица2.A2" office:value-type="string">
            <text:p text:style-name="P5">Скорость запуска</text:p>
          </table:table-cell>
          <table:table-cell table:style-name="Таблица2.A2" office:value-type="string">
            <text:p text:style-name="P5">2.1</text:p>
          </table:table-cell>
          <table:table-cell table:style-name="Таблица2.A2" office:value-type="string">
            <text:p text:style-name="P5">1.8</text:p>
          </table:table-cell>
          <table:table-cell table:style-name="Таблица2.D2" office:value-type="string">
            <text:p text:style-name="P5">1.5</text:p>
          </table:table-cell>
        </table:table-row>
        <table:table-row>
          <table:table-cell table:style-name="Таблица2.A2" office:value-type="string">
            <text:p text:style-name="P5">Наличие расширений</text:p>
          </table:table-cell>
          <table:table-cell table:style-name="Таблица2.A2" office:value-type="string">
            <text:p text:style-name="P5">Chrome Web Store</text:p>
          </table:table-cell>
          <table:table-cell table:style-name="Таблица2.A2" office:value-type="string">
            <text:p text:style-name="P5">Firefox Add-ons</text:p>
          </table:table-cell>
          <table:table-cell table:style-name="Таблица2.D2" office:value-type="string">
            <text:p text:style-name="P5">Совместимость с Chrome</text:p>
          </table:table-cell>
        </table:table-row>
        <table:table-row>
          <table:table-cell table:style-name="Таблица2.A2" office:value-type="string">
            <text:p text:style-name="P5">Межплатформенная синхронизация</text:p>
          </table:table-cell>
          <table:table-cell table:style-name="Таблица2.A2" office:value-type="string">
            <text:p text:style-name="P5">да</text:p>
          </table:table-cell>
          <table:table-cell table:style-name="Таблица2.A2" office:value-type="string">
            <text:p text:style-name="P5">да</text:p>
          </table:table-cell>
          <table:table-cell table:style-name="Таблица2.D2" office:value-type="string">
            <text:p text:style-name="P5">да</text:p>
          </table:table-cell>
        </table:table-row>
        <table:table-row>
          <table:table-cell table:style-name="Таблица2.A2" office:value-type="string">
            <text:p text:style-name="P5">Блокировка рекламы</text:p>
          </table:table-cell>
          <table:table-cell table:style-name="Таблица2.A2" office:value-type="string">
            <text:p text:style-name="P5">Через расширения</text:p>
          </table:table-cell>
          <table:table-cell table:style-name="Таблица2.A2" office:value-type="string">
            <text:p text:style-name="P5">Встроенная защита</text:p>
          </table:table-cell>
          <table:table-cell table:style-name="Таблица2.D2" office:value-type="string">
            <text:p text:style-name="P5">Встроенная + расширения</text:p>
          </table:table-cell>
        </table:table-row>
        <table:table-row>
          <table:table-cell table:style-name="Таблица2.A2" office:value-type="string">
            <text:p text:style-name="P5">Конфиденциальность</text:p>
          </table:table-cell>
          <table:table-cell table:style-name="Таблица2.A2" office:value-type="string">
            <text:p text:style-name="P5">Сбор данных</text:p>
          </table:table-cell>
          <table:table-cell table:style-name="Таблица2.A2" office:value-type="string">
            <text:p text:style-name="P5">Защита от трекеров</text:p>
          </table:table-cell>
          <table:table-cell table:style-name="Таблица2.D2" office:value-type="string">
            <text:p text:style-name="P6">Режим «Strict»</text:p>
          </table:table-cell>
        </table:table-row>
        <table:table-row>
          <table:table-cell table:style-name="Таблица2.A2" office:value-type="string">
            <text:p text:style-name="P5">Встроенные инструменты</text:p>
          </table:table-cell>
          <table:table-cell table:style-name="Таблица2.A2" office:value-type="string">
            <text:p text:style-name="P5">Переводчик</text:p>
          </table:table-cell>
          <table:table-cell table:style-name="Таблица2.A2" office:value-type="string">
            <text:p text:style-name="P5">Скриншоты</text:p>
          </table:table-cell>
          <table:table-cell table:style-name="Таблица2.D2" office:value-type="string">
            <text:p text:style-name="P5">VPN</text:p>
          </table:table-cell>
        </table:table-row>
        <table:table-row>
          <table:table-cell table:style-name="Таблица2.A2" office:value-type="string">
            <text:p text:style-name="P5">Режим чтения</text:p>
          </table:table-cell>
          <table:table-cell table:style-name="Таблица2.A2" office:value-type="string">
            <text:p text:style-name="P5">Плохо</text:p>
          </table:table-cell>
          <table:table-cell table:style-name="Таблица2.A2" office:value-type="string">
            <text:p text:style-name="P5">Отлично</text:p>
          </table:table-cell>
          <table:table-cell table:style-name="Таблица2.D2" office:value-type="string">
            <text:p text:style-name="P5">Хорошо</text:p>
          </table:table-cell>
        </table:table-row>
        <table:table-row>
          <table:table-cell table:style-name="Таблица2.A2" office:value-type="string">
            <text:p text:style-name="P5">Обновления</text:p>
          </table:table-cell>
          <table:table-cell table:style-name="Таблица2.A2" office:value-type="string">
            <text:p text:style-name="P5">Каждые 2 недели</text:p>
          </table:table-cell>
          <table:table-cell table:style-name="Таблица2.A2" office:value-type="string">
            <text:p text:style-name="P5">Ежемесячно</text:p>
          </table:table-cell>
          <table:table-cell table:style-name="Таблица2.D2" office:value-type="string">
            <text:p text:style-name="P5">Каждые 4 недели</text:p>
          </table:table-cell>
        </table:table-row>
      </table:table>
      <text:p text:style-name="P3"><text:s/>Задание №3</text:p>
      <text:p text:style-name="P3">Объекты:</text:p>
      <text:list text:style-name="L5">
        <text:list-item>
          <text:p text:style-name="P22">KM Player</text:p>
        </text:list-item>
        <text:list-item>
          <text:p text:style-name="P22">MX Player</text:p>
        </text:list-item>
        <text:list-item>
          <text:p text:style-name="P22">VLC Media</text:p>
        </text:list-item>
      </text:list>
      <text:p text:style-name="P3">Критерии сравнения:</text:p>
      <text:list text:style-name="L6">
        <text:list-item>
          <text:p text:style-name="P23">Поддержка скриптов</text:p>
        </text:list-item>
        <text:list-item>
          <text:p text:style-name="P23">Мобильная функциональность</text:p>
        </text:list-item>
        <text:list-item>
          <text:p text:style-name="P23">Субтитры</text:p>
        </text:list-item>
        <text:list-item>
          <text:p text:style-name="P23">Редкие кодеки</text:p>
        </text:list-item>
        <text:list-item>
          <text:p text:style-name="P23">Авто-коррекция</text:p>
        </text:list-item>
        <text:list-item>
          <text:p text:style-name="P23">Аппаратное ускорение</text:p>
        </text:list-item>
        <text:list-item>
          <text:p text:style-name="P23">Кроссплатформенность</text:p>
        </text:list-item>
        <text:list-item>
          <text:p text:style-name="P23">Кастомизация</text:p>
        </text:list-item>
        <text:list-item>
          <text:p text:style-name="P23">Интерфейс</text:p>
        </text:list-item>
        <text:list-item>
          <text:p text:style-name="P23">Поддержка VR/360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Table_20_Contents">Критерии</text:p>
          </table:table-cell>
          <table:table-cell table:style-name="Таблица4.A1" office:value-type="string">
            <text:p text:style-name="Table_20_Contents">KM Player</text:p>
          </table:table-cell>
          <table:table-cell table:style-name="Таблица4.A1" office:value-type="string">
            <text:p text:style-name="Table_20_Contents">MX Player</text:p>
          </table:table-cell>
          <table:table-cell table:style-name="Таблица4.D1" office:value-type="string">
            <text:p text:style-name="Table_20_Contents">VLC Media</text:p>
          </table:table-cell>
        </table:table-row>
        <table:table-row>
          <table:table-cell table:style-name="Таблица4.A2" office:value-type="string">
            <text:p text:style-name="Table_20_Contents">Поддержка скриптов</text:p>
          </table:table-cell>
          <table:table-cell table:style-name="Таблица4.A2" office:value-type="string">
            <text:p text:style-name="P24">Python-плагины</text:p>
          </table:table-cell>
          <table:table-cell table:style-name="Таблица4.A2" office:value-type="string">
            <text:p text:style-name="P24">нет</text:p>
          </table:table-cell>
          <table:table-cell table:style-name="Таблица4.D2" office:value-type="string">
            <text:p text:style-name="P24">Lua-скрипты</text:p>
          </table:table-cell>
        </table:table-row>
        <table:table-row>
          <table:table-cell table:style-name="Таблица4.A2" office:value-type="string">
            <text:p text:style-name="Table_20_Contents">Мобильная функциональность</text:p>
          </table:table-cell>
          <table:table-cell table:style-name="Таблица4.A2" office:value-type="string">
            <text:p text:style-name="P24">Полная</text:p>
          </table:table-cell>
          <table:table-cell table:style-name="Таблица4.A2" office:value-type="string">
            <text:p text:style-name="P24">Оптимизирован под Android</text:p>
          </table:table-cell>
          <table:table-cell table:style-name="Таблица4.D2" office:value-type="string">
            <text:p text:style-name="P24">Все платформы</text:p>
          </table:table-cell>
        </table:table-row>
        <table:table-row>
          <table:table-cell table:style-name="Таблица4.A2" office:value-type="string">
            <text:p text:style-name="Table_20_Contents">Субтитры</text:p>
          </table:table-cell>
          <table:table-cell table:style-name="Таблица4.A2" office:value-type="string">
            <text:p text:style-name="Table_20_Contents">Ручная загрузка</text:p>
          </table:table-cell>
          <table:table-cell table:style-name="Таблица4.A2" office:value-type="string">
            <text:p text:style-name="Table_20_Contents">Автопоиск</text:p>
          </table:table-cell>
          <table:table-cell table:style-name="Таблица4.D2" office:value-type="string">
            <text:p text:style-name="Table_20_Contents">Автопоиск+синхронизация</text:p>
          </table:table-cell>
        </table:table-row>
        <table:table-row>
          <table:table-cell table:style-name="Таблица4.A2" office:value-type="string">
            <text:p text:style-name="Table_20_Contents">Редкие кодеки</text:p>
          </table:table-cell>
          <table:table-cell table:style-name="Таблица4.A2" office:value-type="string">
            <text:p text:style-name="Table_20_Contents">Хорошо</text:p>
          </table:table-cell>
          <table:table-cell table:style-name="Таблица4.A2" office:value-type="string">
            <text:p text:style-name="Table_20_Contents">Отлично</text:p>
          </table:table-cell>
          <table:table-cell table:style-name="Таблица4.D2" office:value-type="string">
            <text:p text:style-name="Table_20_Contents">Отлично</text:p>
          </table:table-cell>
        </table:table-row>
        <text:soft-page-break/>
        <table:table-row>
          <table:table-cell table:style-name="Таблица4.A2" office:value-type="string">
            <text:p text:style-name="Table_20_Contents">Авто-коррекция</text:p>
          </table:table-cell>
          <table:table-cell table:style-name="Таблица4.A2" office:value-type="string">
            <text:p text:style-name="P24">Цвет-контраст</text:p>
          </table:table-cell>
          <table:table-cell table:style-name="Таблица4.A2" office:value-type="string">
            <text:p text:style-name="P24">Звук-синхронизация</text:p>
          </table:table-cell>
          <table:table-cell table:style-name="Таблица4.D2" office:value-type="string">
            <text:p text:style-name="P24">Все параметры</text:p>
          </table:table-cell>
        </table:table-row>
        <table:table-row>
          <table:table-cell table:style-name="Таблица4.A2" office:value-type="string">
            <text:p text:style-name="Table_20_Contents">Аппаратное ускорение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  <table:table-row>
          <table:table-cell table:style-name="Таблица4.A2" office:value-type="string">
            <text:p text:style-name="Table_20_Contents">Кроссплатформенность</text:p>
          </table:table-cell>
          <table:table-cell table:style-name="Таблица4.A2" office:value-type="string">
            <text:p text:style-name="Table_20_Contents">Windows, Android</text:p>
          </table:table-cell>
          <table:table-cell table:style-name="Таблица4.A2" office:value-type="string">
            <text:p text:style-name="Table_20_Contents">Android</text:p>
          </table:table-cell>
          <table:table-cell table:style-name="Таблица4.D2" office:value-type="string">
            <text:p text:style-name="Table_20_Contents">Все ОС</text:p>
          </table:table-cell>
        </table:table-row>
        <table:table-row>
          <table:table-cell table:style-name="Таблица4.A2" office:value-type="string">
            <text:p text:style-name="Table_20_Contents">Кастомизация</text:p>
          </table:table-cell>
          <table:table-cell table:style-name="Таблица4.A2" office:value-type="string">
            <text:p text:style-name="Table_20_Contents">Скины</text:p>
          </table:table-cell>
          <table:table-cell table:style-name="Таблица4.A2" office:value-type="string">
            <text:p text:style-name="Table_20_Contents">Минимальная</text:p>
          </table:table-cell>
          <table:table-cell table:style-name="Таблица4.D2" office:value-type="string">
            <text:p text:style-name="Table_20_Contents">Темы, плагины</text:p>
          </table:table-cell>
        </table:table-row>
        <table:table-row>
          <table:table-cell table:style-name="Таблица4.A2" office:value-type="string">
            <text:p text:style-name="Table_20_Contents">Интерфейс</text:p>
          </table:table-cell>
          <table:table-cell table:style-name="Таблица4.A2" office:value-type="string">
            <text:p text:style-name="Table_20_Contents">Сложный</text:p>
          </table:table-cell>
          <table:table-cell table:style-name="Таблица4.A2" office:value-type="string">
            <text:p text:style-name="Table_20_Contents">Простой</text:p>
          </table:table-cell>
          <table:table-cell table:style-name="Таблица4.D2" office:value-type="string">
            <text:p text:style-name="Table_20_Contents">Средний</text:p>
          </table:table-cell>
        </table:table-row>
        <table:table-row>
          <table:table-cell table:style-name="Таблица4.A2" office:value-type="string">
            <text:p text:style-name="Table_20_Contents">Поддержка VR/360</text:p>
          </table:table-cell>
          <table:table-cell table:style-name="Таблица4.A2" office:value-type="string">
            <text:p text:style-name="Table_20_Contents">нет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</table:table>
      <text:p text:style-name="P3">В ходе выполнения учебной практики был проведён детальный анализ трёх категорий программного обеспечения: офисных пакетов, веб-браузеров и медиаплееров. На основе разработанных критериев удалось выявить ключевые преимущества и недостатки каждого продукта, что позволило сформулировать рекомендации для разных сценариев использования.</text:p>
      <text:p text:style-name="P7">Microsoft Office 365 лидирует по интеграциям и функционалу, но Google Workspace удобен для командной работы. LibreOffice — бесплатная альтернатива для базовых задач.</text:p>
      <text:p text:style-name="P7">Firefox — лучший выбор для конфиденциальности, Edge — для энергоэффективности, Chrome — для скорости и расширений.</text:p>
      <text:p text:style-name="P7">VLC — универсальный плеер с поддержкой VR и потокового вещания. MX Player лучше для Android, KMPlayer — для Windows с кастомизацией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DejaVu Sans" style:font-family-asian="'DejaVu Sans'" style:font-family-generic-asian="system" style:font-pitch-asian="variable" style:language-asian="ru" style:country-asian="RU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2:12:07.778210023</meta:creation-date>
    <dc:date>2025-06-02T13:12:41.856661271</dc:date>
    <meta:editing-duration>PT51M58S</meta:editing-duration>
    <meta:editing-cycles>10</meta:editing-cycles>
    <meta:generator>LibreOffice/7.6.4.1$Linux_X86_64 LibreOffice_project/60$Build-1</meta:generator>
    <meta:document-statistic meta:table-count="4" meta:image-count="0" meta:object-count="0" meta:page-count="4" meta:paragraph-count="202" meta:word-count="482" meta:character-count="3616" meta:non-whitespace-character-count="3345"/>
  </office:meta>
</office:document-meta>
</file>